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3pt" style:font-size-asian="13pt" style:font-size-complex="13pt"/>
    </style:style>
    <style:style style:name="P2" style:family="paragraph" style:parent-style-name="Text_20_body">
      <style:text-properties style:font-name="Ubuntu" fo:font-size="13pt" style:font-size-asian="13pt" style:font-size-complex="13pt"/>
    </style:style>
    <style:style style:name="P3" style:family="paragraph" style:parent-style-name="Text_20_body" style:list-style-name="L1">
      <style:text-properties style:font-name="Ubuntu" fo:font-size="13pt" style:font-size-asian="13pt" style:font-size-complex="13pt"/>
    </style:style>
    <style:style style:name="P4" style:family="paragraph" style:parent-style-name="Text_20_body">
      <style:text-properties officeooo:paragraph-rsid="00068739"/>
    </style:style>
    <style:style style:name="P5" style:family="paragraph" style:parent-style-name="Text_20_body">
      <style:text-properties fo:font-weight="normal" officeooo:paragraph-rsid="00068739" style:font-weight-asian="normal" style:font-weight-complex="normal"/>
    </style:style>
    <style:style style:name="P6" style:family="paragraph" style:parent-style-name="Text_20_body">
      <style:text-properties fo:color="#21409a" fo:font-weight="bold" officeooo:paragraph-rsid="00068739" style:font-weight-asian="bold" style:font-weight-complex="bold"/>
    </style:style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style:font-name="Ubuntu" fo:font-size="13pt" style:font-size-asian="13pt" style:font-size-complex="13pt"/>
    </style:style>
    <style:style style:name="P9" style:family="paragraph" style:parent-style-name="Heading_20_6">
      <style:text-properties style:font-name="Ubuntu" fo:font-size="13pt" style:font-size-asian="13pt" style:font-size-complex="13pt"/>
    </style:style>
    <style:style style:name="P10" style:family="paragraph" style:parent-style-name="Preformatted_20_Text">
      <style:text-properties style:font-name="Ubuntu" fo:font-size="13pt" style:font-size-asian="13pt" style:font-size-complex="13pt"/>
    </style:style>
    <style:style style:name="P11" style:family="paragraph" style:parent-style-name="Preformatted_20_Text">
      <style:paragraph-properties fo:margin-top="0cm" fo:margin-bottom="0.499cm" loext:contextual-spacing="false"/>
      <style:text-properties style:font-name="Ubuntu" fo:font-size="13pt" style:font-size-asian="13pt" style:font-size-complex="13pt"/>
    </style:style>
    <style:style style:name="T1" style:family="text">
      <style:text-properties style:font-name="Ubuntu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style:font-name="Ubuntu"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style:font-name="Ubuntu" fo:font-size="13pt" fo:font-style="italic" style:font-size-asian="13pt" style:font-style-asian="italic" style:font-size-complex="13pt" style:font-style-complex="italic"/>
    </style:style>
    <style:style style:name="T5" style:family="text">
      <style:text-properties style:font-name="Ubuntu" fo:font-style="italic" style:font-style-asian="italic" style:font-style-complex="italic"/>
    </style:style>
    <style:style style:name="T6" style:family="text">
      <style:text-properties fo:color="#ce181e" style:font-name="Ubuntu" fo:font-size="13pt" style:font-size-asian="13pt" style:font-size-complex="13pt"/>
    </style:style>
    <style:style style:name="T7" style:family="text">
      <style:text-properties fo:color="#5565af" style:font-name="Ubuntu" fo:font-size="11pt" fo:font-style="italic" style:font-size-asian="9.60000038146973pt" style:font-style-asian="italic" style:font-size-complex="11pt" style:font-style-complex="italic"/>
    </style:style>
    <style:style style:name="T8" style:family="text">
      <style:text-properties fo:color="#5565af" style:font-name="Ubuntu"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9" style:family="text">
      <style:text-properties fo:color="#ed1c24" style:font-name="Ubuntu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ed1c24" style:font-name="Ubuntu" fo:font-size="13pt" style:font-size-asian="13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6">2.1 Authentification</text:h>
      <text:p text:style-name="Text_20_body"><text:span text:style-name="T3">Premiere étape</text:span><text:span text:style-name="T2"> : chopper une clé d'API. Va </text:span><text:a xlink:type="simple" xlink:href="https://developer.spotify.com/dashboard/" text:style-name="Internet_20_link" text:visited-style-name="Visited_20_Internet_20_Link"><text:span text:style-name="T2">ici</text:span></text:a><text:span text:style-name="T2">, connecte toi, accepte les conditions d'utilisations et crée ton client. Donne un nom à ton app, une description et une utilisation. Précise que ton app n'est pas à but lucratif et c'est parti, tu as obtenu deux identifiants du type :</text:span></text:p>
      <text:p text:style-name="P10">Client ID: <text:s/>76bced6856e14d39a82769af2a1196d5</text:p>
      <text:p text:style-name="P11">Client Secret: 9141e4115719489e96aa2c600e0fb68b</text:p>
      <text:p text:style-name="P4"><text:span text:style-name="T2">Tu vas vite me stocker tout ça dans un </text:span><text:span text:style-name="Source_20_Text"><text:span text:style-name="T2">.env</text:span></text:span><text:span text:style-name="T2"> car les clés non cryptés sur GitHub c'est pas chez THP qu'on t'apprend ça. </text:span></text:p>
      <text:p text:style-name="P4"><text:span text:style-name="T6">Maintenant on va définir une méthode authentification qui va connecter notre API à Spotify en suivant la méthode </text:span><text:span text:style-name="Strong_20_Emphasis"><text:span text:style-name="T6">Client Credentials Flow</text:span></text:span><text:span text:style-name="T6">. </text:span></text:p>
      <text:p text:style-name="P5"><text:span text:style-name="T10">Ce flow envoie les clés du client et récupérer un access token de la part de Spotify. On va se charger de coder tout ça</text:span></text:p>
      <text:p text:style-name="P6"><text:span text:style-name="T2">https://developer.spotify.com/documentation/general/guides/authorization-guide/#client-credentials-flow</text:span></text:p>
      <text:p text:style-name="P2">Premièrement : tu vas coder une requête POST en Ruby avec les paramètres suivants</text:p>
      <text:list xml:id="list1571260010" text:style-name="L1">
        <text:list-item>
          <text:p text:style-name="P8">L'url : https://accounts.spotify.com/api/token </text:p>
        </text:list-item>
        <text:list-item>
          <text:p text:style-name="P7"><text:span text:style-name="T2">Le Header Authorization qui est </text:span><text:span text:style-name="Source_20_Text"><text:span text:style-name="T2">client_id:secret_id</text:span></text:span><text:span text:style-name="T2"> (ou pour nous </text:span><text:span text:style-name="Source_20_Text"><text:span text:style-name="T2">76bced6856e14d39a82769af2a1196d5:9141e4115719489e96aa2c600e0fb68b</text:span></text:span><text:span text:style-name="T2">) encodé en base64 avec "Basic " devant (cf. la doc) </text:span></text:p>
        </text:list-item>
        <text:list-item>
          <text:p text:style-name="P3">Le body Grant_type qui est client_credentials </text:p>
        </text:list-item>
      </text:list>
      <text:p text:style-name="Text_20_body"><text:span text:style-name="T2">Je te conseille de procéder par étape. D'abord défini une fonction </text:span><text:span text:style-name="Source_20_Text"><text:span text:style-name="T2">encode</text:span></text:span><text:span text:style-name="T2"> qui prend ton client_id et ton client_secret en paramètre et te retourne ta clé encodé. Ca devrait donner ça :</text:span></text:p>
      <text:p text:style-name="P10">def encoding(paramètres)</text:p>
      <text:p text:style-name="P10"><text:s text:c="4"/>## je transforme mes clés de cette manière client_id:secret_id</text:p>
      <text:p text:style-name="P10"><text:s text:c="4"/>## j'encode en base 64 (regarde la doc, Ruby a plusieurs méthodes pour ça)</text:p>
      <text:p text:style-name="P10"><text:s text:c="3"/>## La méthode strict_encode64 est ton amie</text:p>
      <text:p text:style-name="P10"><text:s text:c="4"/>## Je rajoute "Basic " devant mon ma string encodé (n'oublie pas l'espace)</text:p>
      <text:p text:style-name="P11"><text:s text:c="2"/>end</text:p>
      <text:p text:style-name="Text_20_body"><text:span text:style-name="T2">Deuxième étape: je code la requête POST. Tout est bien expliqué dans la doc mais comment faire une requête HTTP en Ruby ? C'est la où les gems sont très utilise. Pour ce tuto on va utiliser </text:span><text:a xlink:type="simple" xlink:href="https://github.com/jnunemaker/httparty" office:target-frame-name="_blank" xlink:show="new" text:style-name="Internet_20_link" text:visited-style-name="Visited_20_Internet_20_Link"><text:span text:style-name="T2">HTTParty</text:span></text:a><text:span text:style-name="T2"> mais libre à toi d'utiliser ce que tu veux. La syntaxe est la suivante:</text:span></text:p>
      <text:p text:style-name="P10">ma_requete_post = HTTParty.post(</text:p>
      <text:p text:style-name="P10"><text:s text:c="2"/>url, </text:p>
      <text:p text:style-name="P10"><text:s text:c="2"/>headers: {type_Header : valeur}, </text:p>
      <text:p text:style-name="P10"><text:soft-page-break/><text:s text:c="2"/>body: {type_Body: valeur}</text:p>
      <text:p text:style-name="P11">)</text:p>
      <text:p text:style-name="P2">Cette requête va te renvoyer un hash du type</text:p>
      <text:p text:style-name="P10">{"access_token"=&gt;</text:p>
      <text:p text:style-name="P10"><text:s text:c="2"/>"BQCFfukdwZmfHNSd1CgQfgsfdg234Mmu8XQej6qJIzA2mYIksGQFZf8rU2Gy08MExlLhYMYBAIDw",</text:p>
      <text:p text:style-name="P10"><text:s/>"token_type"=&gt;"Bearer",</text:p>
      <text:p text:style-name="P10"><text:s/>"expires_in"=&gt;3600,</text:p>
      <text:p text:style-name="P11"><text:s/>"scope"=&gt;""}</text:p>
      <text:p text:style-name="Text_20_body"><text:span text:style-name="T2">N'oublie pas de récupérer ce précieux </text:span><text:span text:style-name="Source_20_Text"><text:span text:style-name="T2">Token</text:span></text:span><text:span text:style-name="T2"> car c'est lui qui va te permettre de faire toutes requêtes à l'API de Spotify.</text:span></text:p>
      <text:h text:style-name="P9" text:outline-level="6">2.2 Wrapper pour une méthode GET</text:h>
      <text:p text:style-name="Text_20_body"><text:span text:style-name="T2">Pour notre première requête GET, on va aller chercher dans les nouvelles sorties. Commençons par définir l'URL de </text:span><text:a xlink:type="simple" xlink:href="https://developer.spotify.com/documentation/web-api/reference/browse/get-list-new-releases/" office:target-frame-name="_blank" xlink:show="new" text:style-name="Internet_20_link" text:visited-style-name="Visited_20_Internet_20_Link"><text:span text:style-name="T2">base</text:span></text:a><text:span text:style-name="T2">.</text:span></text:p>
      <text:p text:style-name="P2">Ensuite, je définis les headers de ma requête :</text:p>
      <text:p text:style-name="P10">@headers = {</text:p>
      <text:p text:style-name="P10"><text:s text:c="6"/>"Content-Type": 'application/json',</text:p>
      <text:p text:style-name="P10"><text:s text:c="6"/>"Accept": 'application/json',</text:p>
      <text:p text:style-name="P10"><text:s text:c="6"/>"Authorization": "Bearer #{mon_access_token}"</text:p>
      <text:p text:style-name="P11"><text:s text:c="4"/>}</text:p>
      <text:p text:style-name="Text_20_body"><text:span text:style-name="T2">Et enfin, des paramètres : je veux unique les deux derniers donc je dois dire à ma requête </text:span><text:span text:style-name="Source_20_Text"><text:span text:style-name="T2">limit=2</text:span></text:span><text:span text:style-name="T2">.</text:span></text:p>
      <text:p text:style-name="Text_20_body"><text:span text:style-name="T2">Notre url sera donc </text:span><text:span text:style-name="Source_20_Text"><text:span text:style-name="T2">https://api.spotify.com/v1/browse/new-releases?limit=2</text:span></text:span><text:span text:style-name="T2">.</text:span></text:p>
      <text:p text:style-name="Text_20_body"><text:span text:style-name="T2">Plus qu'a mettre tout ça dans une méthode Ruby qu'on appelle </text:span><text:span text:style-name="Source_20_Text"><text:span text:style-name="T2">get_latest_release</text:span></text:span><text:span text:style-name="T2"> et regardez le jolie hash que nous renvoie Spotify.</text:span></text:p>
      <text:p text:style-name="P2">Maintenant que vous avez fait une méthode GET et une méthode POST, vous savez tout ce qu'il y a a savoir pour construire votre propre API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47:10.356150242</meta:creation-date>
    <dc:date>2018-10-14T19:37:45.354960699</dc:date>
    <meta:editing-duration>PT1H10M13S</meta:editing-duration>
    <meta:editing-cycles>1</meta:editing-cycles>
    <meta:document-statistic meta:table-count="0" meta:image-count="0" meta:object-count="0" meta:page-count="2" meta:paragraph-count="44" meta:word-count="469" meta:character-count="3190" meta:non-whitespace-character-count="2710"/>
    <meta:generator>LibreOffice/6.0.6.2$Linux_X86_64 LibreOffice_project/00m0$Build-2</meta:generator>
  </office:meta>
</office:document-meta>
</file>